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rsid="0049d727" officeooo:paragraph-rsid="0049d727"/>
    </style:style>
    <style:style style:name="P3" style:family="paragraph" style:parent-style-name="Text_20_body">
      <style:paragraph-properties fo:line-height="150%" fo:text-align="justify" style:justify-single-word="false"/>
      <style:text-properties fo:language="fr" fo:country="FR" officeooo:rsid="0018518c" officeooo:paragraph-rsid="0018518c"/>
    </style:style>
    <style:style style:name="P4" style:family="paragraph" style:parent-style-name="Text_20_body">
      <style:paragraph-properties fo:line-height="150%" fo:text-align="justify" style:justify-single-word="false"/>
      <style:text-properties fo:language="fr" fo:country="FR" officeooo:rsid="001c3315" officeooo:paragraph-rsid="001c3315"/>
    </style:style>
    <style:style style:name="P5" style:family="paragraph" style:parent-style-name="Text_20_body">
      <style:paragraph-properties fo:line-height="150%" fo:text-align="justify" style:justify-single-word="false"/>
      <style:text-properties fo:language="fr" fo:country="FR" officeooo:rsid="001ed9e8" officeooo:paragraph-rsid="001ed9e8"/>
    </style:style>
    <style:style style:name="P6" style:family="paragraph" style:parent-style-name="Text_20_body">
      <style:paragraph-properties fo:line-height="150%" fo:text-align="justify" style:justify-single-word="false"/>
      <style:text-properties fo:language="fr" fo:country="FR" officeooo:rsid="001fea54" officeooo:paragraph-rsid="001fea54"/>
    </style:style>
    <style:style style:name="P7" style:family="paragraph" style:parent-style-name="Text_20_body">
      <style:paragraph-properties fo:line-height="150%" fo:text-align="justify" style:justify-single-word="false"/>
      <style:text-properties officeooo:rsid="00273c1b" officeooo:paragraph-rsid="00273c1b"/>
    </style:style>
    <style:style style:name="P8" style:family="paragraph" style:parent-style-name="Text_20_body">
      <style:paragraph-properties fo:line-height="150%" fo:text-align="justify" style:justify-single-word="false"/>
    </style:style>
    <style:style style:name="P9" style:family="paragraph" style:parent-style-name="Text_20_body">
      <style:paragraph-properties fo:line-height="150%" fo:text-align="justify" style:justify-single-word="false"/>
      <style:text-properties officeooo:paragraph-rsid="002d5682"/>
    </style:style>
    <style:style style:name="P10" style:family="paragraph" style:parent-style-name="Text_20_body">
      <style:paragraph-properties fo:line-height="150%" fo:text-align="justify" style:justify-single-word="false"/>
      <style:text-properties officeooo:paragraph-rsid="003e6369"/>
    </style:style>
    <style:style style:name="P11" style:family="paragraph" style:parent-style-name="Text_20_body">
      <style:paragraph-properties fo:line-height="150%" fo:text-align="justify" style:justify-single-word="false"/>
      <style:text-properties officeooo:paragraph-rsid="004b2016"/>
    </style:style>
    <style:style style:name="P12" style:family="paragraph" style:parent-style-name="Text_20_body">
      <style:paragraph-properties fo:line-height="150%" fo:text-align="justify" style:justify-single-word="false"/>
      <style:text-properties officeooo:rsid="003109e6" officeooo:paragraph-rsid="00273c1b"/>
    </style:style>
    <style:style style:name="P13" style:family="paragraph" style:parent-style-name="Text_20_body">
      <style:paragraph-properties fo:line-height="150%" fo:text-align="justify" style:justify-single-word="false"/>
      <style:text-properties officeooo:rsid="0032eedf" officeooo:paragraph-rsid="0036484c"/>
    </style:style>
    <style:style style:name="P14" style:family="paragraph" style:parent-style-name="Text_20_body">
      <style:paragraph-properties fo:line-height="150%" fo:text-align="justify" style:justify-single-word="false"/>
      <style:text-properties officeooo:rsid="003bb357" officeooo:paragraph-rsid="003bb357"/>
    </style:style>
    <style:style style:name="P15" style:family="paragraph" style:parent-style-name="Text_20_body">
      <style:paragraph-properties fo:line-height="150%" fo:text-align="justify" style:justify-single-word="false"/>
      <style:text-properties officeooo:rsid="003cd4d3" officeooo:paragraph-rsid="003cd4d3"/>
    </style:style>
    <style:style style:name="P16" style:family="paragraph" style:parent-style-name="Text_20_body">
      <style:paragraph-properties fo:line-height="150%" fo:text-align="justify" style:justify-single-word="false"/>
      <style:text-properties officeooo:rsid="0040ea2d" officeooo:paragraph-rsid="0040ea2d"/>
    </style:style>
    <style:style style:name="P17" style:family="paragraph" style:parent-style-name="Text_20_body">
      <style:paragraph-properties fo:line-height="150%" fo:text-align="justify" style:justify-single-word="false"/>
      <style:text-properties officeooo:rsid="0043a1a2" officeooo:paragraph-rsid="0043a1a2"/>
    </style:style>
    <style:style style:name="P18" style:family="paragraph" style:parent-style-name="Text_20_body">
      <style:text-properties officeooo:rsid="0049d727"/>
    </style:style>
    <style:style style:name="P19" style:family="paragraph" style:parent-style-name="Text_20_body">
      <style:text-properties officeooo:rsid="004d84aa" officeooo:paragraph-rsid="004d84aa"/>
    </style:style>
    <style:style style:name="P20" style:family="paragraph" style:parent-style-name="Text_20_body">
      <style:text-properties officeooo:paragraph-rsid="004d84aa"/>
    </style:style>
    <style:style style:name="P21" style:family="paragraph" style:parent-style-name="Text_20_body">
      <style:text-properties officeooo:rsid="004f7aa5" officeooo:paragraph-rsid="004f7aa5"/>
    </style:style>
    <style:style style:name="P22" style:family="paragraph" style:parent-style-name="Text_20_body">
      <style:paragraph-properties fo:line-height="150%" fo:text-align="justify" style:justify-single-word="false"/>
      <style:text-properties officeooo:rsid="004f7aa5" officeooo:paragraph-rsid="004f7aa5"/>
    </style:style>
    <style:style style:name="P23" style:family="paragraph" style:parent-style-name="Text_20_body">
      <style:text-properties officeooo:rsid="00516711" officeooo:paragraph-rsid="00516711"/>
    </style:style>
    <style:style style:name="P24" style:family="paragraph" style:parent-style-name="Text_20_body">
      <style:text-properties officeooo:rsid="005f0f9b" officeooo:paragraph-rsid="005f0f9b"/>
    </style:style>
    <style:style style:name="P25" style:family="paragraph" style:parent-style-name="Text_20_body">
      <style:text-properties officeooo:paragraph-rsid="005fd003"/>
    </style:style>
    <style:style style:name="P26" style:family="paragraph" style:parent-style-name="Text_20_body">
      <style:paragraph-properties fo:line-height="150%" fo:text-align="justify" style:justify-single-word="false"/>
      <style:text-properties officeooo:rsid="0045bdd9" officeooo:paragraph-rsid="004b2016"/>
    </style:style>
    <style:style style:name="P27" style:family="paragraph" style:parent-style-name="Heading_20_1">
      <style:paragraph-properties fo:line-height="150%" fo:text-align="justify" style:justify-single-word="false"/>
      <style:text-properties fo:language="fr" fo:country="FR"/>
    </style:style>
    <style:style style:name="P28" style:family="paragraph" style:parent-style-name="Heading_20_1">
      <style:paragraph-properties fo:line-height="150%" fo:text-align="justify" style:justify-single-word="false"/>
    </style:style>
    <style:style style:name="P29" style:family="paragraph" style:parent-style-name="Heading_20_2">
      <style:paragraph-properties fo:line-height="150%" fo:text-align="justify" style:justify-single-word="false"/>
      <style:text-properties officeooo:rsid="003e6369" officeooo:paragraph-rsid="003e6369"/>
    </style:style>
    <style:style style:name="P30" style:family="paragraph" style:parent-style-name="Heading_20_2">
      <style:paragraph-properties fo:line-height="150%" fo:text-align="justify" style:justify-single-word="false"/>
    </style:style>
    <style:style style:name="P31" style:family="paragraph" style:parent-style-name="Heading_20_2">
      <style:paragraph-properties fo:line-height="150%" fo:text-align="justify" style:justify-single-word="false"/>
      <style:text-properties officeooo:rsid="0049d727" officeooo:paragraph-rsid="0045e6a1"/>
    </style:style>
    <style:style style:name="P32" style:family="paragraph" style:parent-style-name="Heading_20_2">
      <style:text-properties officeooo:rsid="004d84aa" officeooo:paragraph-rsid="004d84aa"/>
    </style:style>
    <style:style style:name="P33" style:family="paragraph" style:parent-style-name="Heading_20_3">
      <style:paragraph-properties fo:line-height="150%" fo:text-align="justify" style:justify-single-word="false"/>
    </style:style>
    <style:style style:name="T1" style:family="text">
      <style:text-properties officeooo:rsid="0019dc52"/>
    </style:style>
    <style:style style:name="T2" style:family="text">
      <style:text-properties officeooo:rsid="001d1850"/>
    </style:style>
    <style:style style:name="T3" style:family="text">
      <style:text-properties officeooo:rsid="001ed9e8"/>
    </style:style>
    <style:style style:name="T4" style:family="text">
      <style:text-properties officeooo:rsid="001fea54"/>
    </style:style>
    <style:style style:name="T5" style:family="text">
      <style:text-properties officeooo:rsid="002313ab"/>
    </style:style>
    <style:style style:name="T6" style:family="text">
      <style:text-properties officeooo:rsid="00247ffa"/>
    </style:style>
    <style:style style:name="T7" style:family="text">
      <style:text-properties officeooo:rsid="00273c1b"/>
    </style:style>
    <style:style style:name="T8" style:family="text">
      <style:text-properties officeooo:rsid="002b5627"/>
    </style:style>
    <style:style style:name="T9" style:family="text">
      <style:text-properties officeooo:rsid="002dd69a"/>
    </style:style>
    <style:style style:name="T10" style:family="text">
      <style:text-properties officeooo:rsid="0032eedf"/>
    </style:style>
    <style:style style:name="T11" style:family="text">
      <style:text-properties officeooo:rsid="003346c3"/>
    </style:style>
    <style:style style:name="T12" style:family="text">
      <style:text-properties officeooo:rsid="00342e18"/>
    </style:style>
    <style:style style:name="T13" style:family="text">
      <style:text-properties officeooo:rsid="0035924e"/>
    </style:style>
    <style:style style:name="T14" style:family="text">
      <style:text-properties officeooo:rsid="003e6369"/>
    </style:style>
    <style:style style:name="T15" style:family="text">
      <style:text-properties officeooo:rsid="0041ce85"/>
    </style:style>
    <style:style style:name="T16" style:family="text">
      <style:text-properties officeooo:rsid="0045497b"/>
    </style:style>
    <style:style style:name="T17" style:family="text">
      <style:text-properties officeooo:rsid="0045bdd9"/>
    </style:style>
    <style:style style:name="T18" style:family="text">
      <style:text-properties officeooo:rsid="00467b6b"/>
    </style:style>
    <style:style style:name="T19" style:family="text">
      <style:text-properties officeooo:rsid="0049d727"/>
    </style:style>
    <style:style style:name="T20" style:family="text">
      <style:text-properties officeooo:rsid="0054a8ec"/>
    </style:style>
    <style:style style:name="T21" style:family="text">
      <style:text-properties officeooo:rsid="00559490"/>
    </style:style>
    <style:style style:name="T22" style:family="text">
      <style:text-properties officeooo:rsid="005a37bf"/>
    </style:style>
    <style:style style:name="T23" style:family="text">
      <style:text-properties officeooo:rsid="005b76d6"/>
    </style:style>
    <style:style style:name="T24" style:family="text">
      <style:text-properties officeooo:rsid="005e3526"/>
    </style:style>
    <style:style style:name="T25" style:family="text">
      <style:text-properties officeooo:rsid="0061bc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ransfert des données <text:span text:style-name="T7">entre navettes et terminaux</text:span></text:h>
      <text:p text:style-name="P3"/>
      <text:p text:style-name="P3">Les données recueillies <text:span text:style-name="T1">sur les navettes doivent être transférées afin d’être entreposées et fournies à l’interface d’un opérateur. Les données doivent être enregistrées </text:span></text:p>
      <text:p text:style-name="P3"/>
      <text:p text:style-name="P4">Aspects physiques</text:p>
      <text:p text:style-name="P4"><text:tab/>La bande passante doit être suffisamment élevée et le système doit pouvoir envoyer les données en <text:tab/>temps réel <text:span text:style-name="T4">(4 Mb/s 720p) à tout endroit du parcours</text:span></text:p>
      <text:p text:style-name="P4"><text:tab/>La latence du système doit être minimale</text:p>
      <text:p text:style-name="P4"><text:tab/>L’<text:span text:style-name="T2">encombrement du système doit être minimisé</text:span></text:p>
      <text:p text:style-name="P5"><text:tab/>L’utilisation énergétique du système doit être réduite</text:p>
      <text:p text:style-name="P4">Aspects économiques</text:p>
      <text:p text:style-name="P4"><text:tab/><text:span text:style-name="T2">Le système doit être le moins cher possible</text:span></text:p>
      <text:p text:style-name="P4">Aspects temporels</text:p>
      <text:p text:style-name="P4"><text:tab/>L<text:span text:style-name="T3">e système doit avoir une durabilité suffisante pour être économique</text:span></text:p>
      <text:p text:style-name="P4"><text:tab/><text:span text:style-name="T3">Le temps de latence de la transmission de données doit être minimal</text:span></text:p>
      <text:p text:style-name="P4">Aspects socio-environnementaux</text:p>
      <text:p text:style-name="P4"><text:tab/><text:span text:style-name="T3">Le système ne doit pas interférer avec les appareils électroniques utilisés par les passagers</text:span></text:p>
      <text:p text:style-name="P4"><text:tab/></text:p>
      <text:h text:style-name="P29" text:outline-level="2">Antenne <text:s/>« TP-Link 2.4GHz 24dBi Directional Grid Parabolic Antenna »</text:h>
      <text:p text:style-name="P8"/>
      <text:p text:style-name="P9"><text:span text:style-name="T14">Ce système est basé sur l’utilisation de deux antennes directionnelles extérieures « </text:span><text:bookmark text:name="productTitle"/><text:bookmark text:name="title"/>TP-Link 2.4GHz 24dBi Directional Grid Parabolic Antenna », <text:span text:style-name="T8">d’une portée de 12 km, par terminal, orientées dans le </text:span><text:soft-page-break/><text:span text:style-name="T8">chemin en ligne droite parcouru par les autobus. Ces antennes permettent de maximiser la fiabilité de la transmission des données le long du parcours des autobus. Ces antennes ont une dimension de 0.6m par 1m. Ces antennes doivent être connectées à un routeur par câble coaxial. Le coût d’une antenne est de 150$. Le coût total en pièces du système est donc 800$ pour les 6 antennes. Dans les navettes, les divers instruments tels le GPS, le système de contrôle et la caméra doivent à leur tour pouvoir accéder au réseau Wi-Fi.</text:span></text:p>
      <text:h text:style-name="P33" text:outline-level="3">Justification</text:h>
      <text:p text:style-name="P8"/>
      <text:p text:style-name="P16">Cette solution est très simple techniquement et peu dispendieuse, car elle ne nécessite que de 6 antennes pour fonctionner et donc un faible effort d’implémentation. Aussi, son coût est relativement faible et n’implique pas de dépenses importantes dans le temps. Par contre, les antennes doivent être bien alignées avec le parcours des navettes pour que la transmission de données soit efficace. Aussi, du fait de leur emplacement, <text:span text:style-name="T15">les antennes</text:span> occasionnent un encombrement important.</text:p>
      <text:p text:style-name="P9"/>
      <text:h text:style-name="P28" text:outline-level="1">Antenne « Halo Wifi Extender System »</text:h>
      <text:p text:style-name="P8"/>
      <text:p text:style-name="P10"><text:span text:style-name="T5">Ce système est basé sur la transmission de données entre les navettes et les terminaux avec à l’aide du réseau Wi-Fi à une fréquence de 2.4 Ghz. La transmission nécessaire allant à un maximum de 2.5 km est assurée par <text:s/>l’antenne « </text:span>Halo Wifi Extender System» <text:span text:style-name="T6">installée sur chacune des navettes. Cette antenne a une longueur de 0.7m. Son coût est d’environ 600$. L’antenne permet d’augmenter la portée d’un signal Wi-Fi capté par la navette à jusqu’à environ 11 km. L’antenne doit être installée à l’extérieur pour une meilleure performance et est protégée contre les intempéries. Cet appareil doit être connecté à une source d’alimentation de 12 V. Bien sur, un système Wi-Fi doit être installé dans les terminaux afin de permettre aux antennes de capter un signal.</text:span></text:p>
      <text:p text:style-name="P10"/>
      <text:h text:style-name="P30" text:outline-level="2"><text:soft-page-break/>Justification :</text:h>
      <text:p text:style-name="P7">Ce système permet d’éviter les coûts <text:span text:style-name="T9">mensuels</text:span> <text:span text:style-name="T9">incertains </text:span>associés à l’utilisation du réseau 5g comme source de transmission de données.<text:span text:style-name="T9"> Aussi, globalement, le système représente une solution techniquement simple et l’effort d’installation est faible. Par contre, l’antenne étant située sur les navettes, celle-ci utilise de l’énergie de celles-ci et réduit l’énergie disponible à la motion des navettes. Aussi, la bande passante de l’antenne est plus incertaine, étant donné que l’antenne sert à amplifier un signal Wi-Fi faible.</text:span></text:p>
      <text:p text:style-name="P12"/>
      <text:h text:style-name="P30" text:outline-level="2"><text:span text:style-name="T10">Module </text:span><text:bookmark text:name="productTitle1"/><text:bookmark text:name="title1"/>SIM7<text:span text:style-name="T12">5</text:span>00<text:span text:style-name="T12">A-H et carte Arduino Uno</text:span></text:h>
      <text:p text:style-name="P8"/>
      <text:p text:style-name="P13">La transmission de données s’effectue sur un réseau 4G à l’aide du module SIM7<text:span text:style-name="T13">600A-H</text:span>. La capacité de chargement de données <text:span text:style-name="T13">atteint</text:span> 50mb/s alors que la capacité de téléchargement du module <text:span text:style-name="T13">atteint</text:span> 150mb/s, ce qui est <text:span text:style-name="T13">plus que</text:span> suffisant pour l’utilisation anticipée. <text:span text:style-name="T11">Le module supporte la bande AWS, utilisée par Rogers, Bell, Videotron et Telus entres autres. Ainsi, un large éventail s’ouvre quand au choix du fournisseur Internet. Le coût du module est d’environ 50$. La quantité mensuelle de données nécessaire ne peut pas être déterminée à l’avance, le nombre d’obstacles encourus par les navettes ne pouvant pas être connu. Afin de fonctionner, le module doit être soudé sur une carte contenant un connecteur à carte SIM et des connecteurs à un module Arduino. Des tâches de conception électronique et de soudage sont donc à prévoir. <text:s/>Le module Arduino Mega est sélectionné pour le grand nombre d’entrées et sorties digitales contenues, pour connecter les divers instruments tels la caméra et le GPS au Arduino. Ce module a un coût d’environ 20$.</text:span></text:p>
      <text:p text:style-name="P14">Justification</text:p>
      <text:p text:style-name="P15">Cette solution permet un encombrement minimal par rapport à la solution précédente proposée. Par contre. Par contre, les coûts associés à celle-ci sont variables à cause du coût de l’accès au réseau internet 4G incertain. Aussi, cette solution requiert un plus grand effort de programmation et de conception électronique.</text:p>
      <text:p text:style-name="P6"/>
      <text:p text:style-name="P6"/>
      <text:p text:style-name="P6"><text:soft-page-break/></text:p>
      <text:p text:style-name="P6"/>
      <text:p text:style-name="P6"/>
      <text:h text:style-name="P28" text:outline-level="1">Enregistrer les données</text:h>
      <text:p text:style-name="P8"/>
      <text:p text:style-name="P17">Aspects physiques</text:p>
      <text:p text:style-name="P17"><text:tab/>Le système doit être résistant aux pannes électriques</text:p>
      <text:p text:style-name="P17">Aspects économiques</text:p>
      <text:p text:style-name="P17"><text:tab/>Le coût doit être minimisé</text:p>
      <text:p text:style-name="P17">Aspects temporels</text:p>
      <text:p text:style-name="P17"><text:tab/>Le système doit stocker des données pour une durée minimale de 2 ans</text:p>
      <text:p text:style-name="P17">Aspects socio-environnementaux</text:p>
      <text:p text:style-name="P17"><text:tab/>La confidentialité des données doit être assurée</text:p>
      <text:p text:style-name="P22"><text:tab/><text:span text:style-name="T24">Les données doivent être accessibles</text:span></text:p>
      <text:p text:style-name="P17"/>
      <text:h text:style-name="P31" text:outline-level="2">Serveur Dell PowerEdge T30</text:h>
      <text:p text:style-name="P11"><text:span text:style-name="T16">Le serveur d’entrée de gamme Dell PowerEdge T30 dispose d’une capacité de stockage sur disque dur SATA d’une capacité de 1 To. Cette capacité permet l’enregistrement d’environ 500 heures de vidéo en format HD</text:span><text:span text:style-name="T16"><text:note text:id="ftn1" text:note-class="footnote"><text:note-citation>1</text:note-citation><text:note-body><text:p text:style-name="Footnote">https://www.dropbox.com/features/cloud-storage/how-much-is-1tb</text:p></text:note-body></text:note></text:span><text:span text:style-name="T16"> ce qui est jugé suffisant pour la durée de stockage des enregistrements vidéo de 2 ans requise. Le serveur permet aussi l’équipement de jusqu’à 4 disques durs SATA de 3.5 pouces. Ce serveur est équipé d’un microprocesseur Intel Xeon opérant à une fréquence de 3.3 Ghz, permettant une performance suffisante, ainsi qu’une mémoire RAM de 8 Go. Le prix de ce serveur est de 500$</text:span><text:span text:style-name="T16"><text:note text:id="ftn2" text:note-class="footnote"><text:note-citation>2</text:note-citation><text:note-body><text:p text:style-name="Footnote">https://www.amazon.com/Flagship-Dell-PowerEdge-Business-Quad-Core/dp/B07S4FXPNG?th=1</text:p></text:note-body></text:note></text:span><text:span text:style-name="T16">. Un disque dur </text:span><text:bookmark text:name="productTitle2"/><text:bookmark text:name="title2"/>W<text:span text:style-name="T18">estern Digital </text:span>Red 1TB<text:span text:style-name="T17"> permet le support la technologie RAID 1 logicielle. Cette </text:span><text:soft-page-break/><text:span text:style-name="T17">technique permet la duplication des données stockées sur deux disques durs séparés pour une redondance des données enregistrées. Le coût du disque dur est d’environ 80$</text:span><text:span text:style-name="T17"><text:note text:id="ftn3" text:note-class="footnote"><text:note-citation>3</text:note-citation><text:note-body><text:p text:style-name="Footnote">https://www.amazon.com/Red-4TB-NAS-Hard-Drive/dp/B008JJLXO6?ref_=fsclp_pl_dp_1&amp;th=1</text:p></text:note-body></text:note></text:span><text:span text:style-name="T17">.</text:span></text:p>
      <text:p text:style-name="P26">Le coût du système est donc d’environ 580$ en matériel. À cela s’ajoutent environ 300$ en coûts d’installation, ce qui porte le total à 880$.</text:p>
      <text:h text:style-name="P33" text:outline-level="3">Justification</text:h>
      <text:p text:style-name="P1">L’utilisation d’un serveur permet un plus grand contrôle des données ainsi <text:span text:style-name="T19">d</text:span>’une plus faible variabilité des coûts associés à l’utilisation d’un système de stockage de données infonuagique. <text:span text:style-name="T19">Le stockage sur disque dur avec redondance étant peu cher, d’une grande fiabilité et supportant de multiples réécritures sans usure, les coûts de remplacement de matériels sont minimisés.</text:span> <text:span text:style-name="T19">Aussi, il permet un accès direct et rapide aux données enregistrées. </text:span>Cependant, il nécessite un support plus important en cas d’imprévus et un coût initial important.</text:p>
      <text:p text:style-name="P1"/>
      <text:h text:style-name="P32" text:outline-level="2">Google One</text:h>
      <text:p text:style-name="P20"/>
      <text:p text:style-name="P19">La plateforme Google One est une plateforme infonuagique permettant l’enregistrement de 2 To à un coût de 168$ par année pour une capacité de stockage de 2 To. Le stockage de données est entièrement géré par le fournisseur de la plateforme infonuagique, ce qui réduit les coûts matériels entièrement. Aussi, la conservation des données est garantie en cas de panne matérielle ou logicielle. <text:s/>La plateforme est munie d’une interface de programmation permettant l’automatisation des tâches de sauvegarde de données dans la plateforme ainsi que de l’extraction de données. Un service de support est aussi disponible aux utilisateurs en tout temps pour résoudre les imprévus. </text:p>
      <text:p text:style-name="P18"/>
      <text:h text:style-name="Heading_20_3" text:outline-level="3">Justification</text:h>
      <text:p text:style-name="P19">La système permet une gestion très simple des données sans besoin d’infrastructure informatique et les potentiels problèmes informatiques et matériels qui l’accompagne. Aussi, la fiabilité des données est garantie, ce qui rend cette option intéressante. Par contre, il est plus difficile d’assurer la confidentialité complète des données avec cette option, la politique de confidentialité des données de Google étant <text:span text:style-name="T25">plus</text:span> opaque.</text:p>
      <text:p text:style-name="P19"><text:soft-page-break/></text:p>
      <text:h text:style-name="Heading_20_2" text:outline-level="2">Disque dur<text:span text:style-name="T21">s</text:span> externe<text:span text:style-name="T21">s</text:span> <text:span text:style-name="T21">et microordinateur Raspberry Pi</text:span></text:h>
      <text:p text:style-name="P21">Les données récupérées sur ordinateur sont enregistrées sur un disque dur externe à celui-ci. Le recours à cette solution permet un enregistrement des données à très faible coût. <text:span text:style-name="T21">Un disque dur d’un To compatible avec le protocole USB 3.0 a un coût d’environ 70$</text:span><text:span text:style-name="T21"><text:note text:id="ftn4" text:note-class="footnote"><text:note-citation>4</text:note-citation><text:note-body><text:p text:style-name="Footnote">https://www.bestbuy.ca/en-ca/product/wd-my-passport-1tb-usb-portable-external-hard-drive-wdbyvg0010bbk-wesn-black/13837101</text:p></text:note-body></text:note></text:span><text:span text:style-name="T21">. La vitesse de transmission des données atteint 5000 mb/s, ce qui est suffisant pour les tâches d’enregistrement vidéo requises. Un microordinateur Raspberry Pi est utilisé pour connecter les disques durs aux sources des données, soit par Internet. Cet ordinateur est équipé de <text:s/>8 Go de mémoire RAM, de deux ports USB 3.0 et HDMI chacun et dispose d’un système d’exploitation Debian Linux. Il permet l’implémentation de la technologie RAID 1 logicielle ainsi que de l’encryption de données. Son coût est de 50 dollars. Le coût total de la solution est donc de 200$ en matériel auxquels s’ajoutent 200$ en coûts d’installation matérielle et informatique, pour un coût de 450$. </text:span></text:p>
      <text:p text:style-name="P19"/>
      <text:h text:style-name="Heading_20_3" text:outline-level="3">Justification</text:h>
      <text:p text:style-name="P23">Cette solution <text:span text:style-name="T20">représente l’option la moins chère pour remplir le mandat demandé. Un effort de programmation et d’installation initiaux est par contre nécessaire. Le microordinateur Raspberry Pi n’étant pas un outil à vocation industrielle, la fiabilité à long terme de cette solution est incertaine.</text:span></text:p>
      <text:p text:style-name="P2"/>
      <text:p text:style-name="P2"/>
      <text:h text:style-name="Heading_20_2" text:outline-level="2">Amazon <text:span text:style-name="T23">Aurora</text:span></text:h>
      <text:p text:style-name="Text_20_body"/>
      <text:p text:style-name="P25"><text:span text:style-name="T22">La plateforme Amazon Aurora est une base de données relationnelle fonctionnant sur la plateforme infonuagique Amazon AWS. La gestion matérielle entière est donc fournie par l’hôte, soit Amazon. La confidentialité et sécurité des données est assurée par leur encryptage et par la création automatique de sauvegardes de données supplémentaires. La base de données assure un accès quasi constant aux données et ce, à plusieurs utilisateurs simultanément. Comme c’est le cas pour la plateforme Google One, la base de données dispose d’une interface de programmation qui La base de données a un coût de </text:span><text:soft-page-break/><text:span text:style-name="T22">0.11$ par Go par mois par incréments de 10 Go, et la taille de la base de données ainsi que la facturation sont ajustés automatiquement selon la quantité requise.</text:span></text:p>
      <text:h text:style-name="Heading_20_3" text:outline-level="3">Justification</text:h>
      <text:p text:style-name="P24"/>
      <text:p text:style-name="P2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0:08:48.466565577</meta:creation-date>
    <dc:date>2020-03-30T16:39:48.163168684</dc:date>
    <meta:editing-duration>PT6H17M39S</meta:editing-duration>
    <meta:editing-cycles>7</meta:editing-cycles>
    <meta:generator>LibreOffice/6.0.7.3$Linux_X86_64 LibreOffice_project/00m0$Build-3</meta:generator>
    <meta:document-statistic meta:table-count="0" meta:image-count="0" meta:object-count="0" meta:page-count="7" meta:paragraph-count="57" meta:word-count="1577" meta:character-count="10413" meta:non-whitespace-character-count="8869"/>
  </office:meta>
</office:document-meta>
</file>